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20:45:18.480453775</meta:creation-date>
    <dc:date>2024-09-30T08:47:50.810886014</dc:date>
    <meta:editing-duration>PT12H2M31S</meta:editing-duration>
    <meta:editing-cycles>3</meta:editing-cycles>
    <meta:generator>LibreOffice/7.6.4.1$MacOSX_AARCH64 LibreOffice_project/e19e193f88cd6c0525a17fb7a176ed8e6a3e2aa1</meta:generator>
    <meta:document-statistic meta:table-count="1" meta:cell-count="441" meta:object-count="0"/>
  </office:meta>
</office:document-meta>
</file>